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List1.Q22" table:end-x="2.23cm" table:end-y="0.403cm" draw:z-index="0" draw:style-name="gr1" svg:width="23.526cm" svg:height="9.241cm" svg:x="1.286cm" svg:y="0.16cm">
              <draw:object draw:notify-on-update-of-ranges="List1.B3:List1.B25 List1.C3:List1.C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58.2">
            <text:p>58,2</text:p>
          </table:table-cell>
          <table:table-cell office:value-type="float" office:value="333.4">
            <text:p>333,4</text:p>
          </table:table-cell>
          <table:table-cell office:value-type="float" office:value="99.2">
            <text:p>99,2</text:p>
          </table:table-cell>
          <table:table-cell office:value-type="float" office:value="141.6">
            <text:p>141,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.8">
            <text:p>62,8</text:p>
          </table:table-cell>
          <table:table-cell office:value-type="float" office:value="343.2">
            <text:p>343,2</text:p>
          </table:table-cell>
          <table:table-cell office:value-type="float" office:value="92.6">
            <text:p>92,6</text:p>
          </table:table-cell>
          <table:table-cell office:value-type="float" office:value="145.4">
            <text:p>145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.2">
            <text:p>99,2</text:p>
          </table:table-cell>
          <table:table-cell office:value-type="float" office:value="407">
            <text:p>407</text:p>
          </table:table-cell>
          <table:table-cell office:value-type="float" office:value="89.6">
            <text:p>89,6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.2">
            <text:p>104,2</text:p>
          </table:table-cell>
          <table:table-cell office:value-type="float" office:value="407">
            <text:p>407</text:p>
          </table:table-cell>
          <table:table-cell office:value-type="float" office:value="88">
            <text:p>88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.4">
            <text:p>110,4</text:p>
          </table:table-cell>
          <table:table-cell office:value-type="float" office:value="407">
            <text:p>407</text:p>
          </table:table-cell>
          <table:table-cell office:value-type="float" office:value="84.8">
            <text:p>84,8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.4">
            <text:p>114,4</text:p>
          </table:table-cell>
          <table:table-cell office:value-type="float" office:value="407">
            <text:p>407</text:p>
          </table:table-cell>
          <table:table-cell office:value-type="float" office:value="86">
            <text:p>86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.8">
            <text:p>120,8</text:p>
          </table:table-cell>
          <table:table-cell office:value-type="float" office:value="407">
            <text:p>407</text:p>
          </table:table-cell>
          <table:table-cell office:value-type="float" office:value="87.2">
            <text:p>87,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.6">
            <text:p>115,6</text:p>
          </table:table-cell>
          <table:table-cell office:value-type="float" office:value="408">
            <text:p>408</text:p>
          </table:table-cell>
          <table:table-cell office:value-type="float" office:value="101.6">
            <text:p>101,6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.2">
            <text:p>109,2</text:p>
          </table:table-cell>
          <table:table-cell office:value-type="float" office:value="408">
            <text:p>408</text:p>
          </table:table-cell>
          <table:table-cell office:value-type="float" office:value="103">
            <text:p>103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.4">
            <text:p>101,4</text:p>
          </table:table-cell>
          <table:table-cell office:value-type="float" office:value="401.8">
            <text:p>401,8</text:p>
          </table:table-cell>
          <table:table-cell office:value-type="float" office:value="107.8">
            <text:p>107,8</text:p>
          </table:table-cell>
          <table:table-cell office:value-type="float" office:value="192.8">
            <text:p>192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.2">
            <text:p>97,2</text:p>
          </table:table-cell>
          <table:table-cell office:value-type="float" office:value="400.6">
            <text:p>400,6</text:p>
          </table:table-cell>
          <table:table-cell office:value-type="float" office:value="110.2">
            <text:p>110,2</text:p>
          </table:table-cell>
          <table:table-cell office:value-type="float" office:value="189.2">
            <text:p>189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408">
            <text:p>408</text:p>
          </table:table-cell>
          <table:table-cell office:value-type="float" office:value="74">
            <text:p>74</text:p>
          </table:table-cell>
          <table:table-cell office:value-type="float" office:value="202.4">
            <text:p>202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408">
            <text:p>408</text:p>
          </table:table-cell>
          <table:table-cell office:value-type="float" office:value="73.4">
            <text:p>73,4</text:p>
          </table:table-cell>
          <table:table-cell office:value-type="float" office:value="202.8">
            <text:p>202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407.8">
            <text:p>407,8</text:p>
          </table:table-cell>
          <table:table-cell office:value-type="float" office:value="73.8">
            <text:p>73,8</text:p>
          </table:table-cell>
          <table:table-cell office:value-type="float" office:value="202.8">
            <text:p>202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407.4">
            <text:p>407,4</text:p>
          </table:table-cell>
          <table:table-cell office:value-type="float" office:value="74">
            <text:p>74</text:p>
          </table:table-cell>
          <table:table-cell office:value-type="float" office:value="202.6">
            <text:p>202,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407.2">
            <text:p>407,2</text:p>
          </table:table-cell>
          <table:table-cell office:value-type="float" office:value="74">
            <text:p>74</text:p>
          </table:table-cell>
          <table:table-cell office:value-type="float" office:value="202.6">
            <text:p>202,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407.6">
            <text:p>407,6</text:p>
          </table:table-cell>
          <table:table-cell office:value-type="float" office:value="74">
            <text:p>74</text:p>
          </table:table-cell>
          <table:table-cell office:value-type="float" office:value="202.4">
            <text:p>202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.2">
            <text:p>119,2</text:p>
          </table:table-cell>
          <table:table-cell office:value-type="float" office:value="407.8">
            <text:p>407,8</text:p>
          </table:table-cell>
          <table:table-cell office:value-type="float" office:value="74.6">
            <text:p>74,6</text:p>
          </table:table-cell>
          <table:table-cell office:value-type="float" office:value="202.2">
            <text:p>202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.6">
            <text:p>126,6</text:p>
          </table:table-cell>
          <table:table-cell office:value-type="float" office:value="408">
            <text:p>408</text:p>
          </table:table-cell>
          <table:table-cell office:value-type="float" office:value="121.4">
            <text:p>121,4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.8">
            <text:p>118,8</text:p>
          </table:table-cell>
          <table:table-cell office:value-type="float" office:value="408">
            <text:p>408</text:p>
          </table:table-cell>
          <table:table-cell office:value-type="float" office:value="123.4">
            <text:p>123,4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407.6">
            <text:p>407,6</text:p>
          </table:table-cell>
          <table:table-cell office:value-type="float" office:value="128.2">
            <text:p>128,2</text:p>
          </table:table-cell>
          <table:table-cell office:value-type="float" office:value="199.2">
            <text:p>199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.8">
            <text:p>112,8</text:p>
          </table:table-cell>
          <table:table-cell office:value-type="float" office:value="410.2">
            <text:p>410,2</text:p>
          </table:table-cell>
          <table:table-cell office:value-type="float" office:value="133.4">
            <text:p>133,4</text:p>
          </table:table-cell>
          <table:table-cell office:value-type="float" office:value="193.2">
            <text:p>193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410.4">
            <text:p>410,4</text:p>
          </table:table-cell>
          <table:table-cell office:value-type="float" office:value="131.2">
            <text:p>131,2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List1.Q45" table:end-x="0.027cm" table:end-y="0.298cm" draw:z-index="1" draw:style-name="gr1" svg:width="22.398cm" svg:height="6.999cm" svg:x="0.211cm" svg:y="0.047cm">
              <draw:object draw:notify-on-update-of-ranges="List1.D3:List1.D25 List1.E3:List1.E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11.08.2010</text:date>, <text:time>05:28:1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r Chmelař</meta:initial-creator>
    <meta:creation-date>2010-08-11T05:21:06</meta:creation-date>
    <dc:date>2010-08-11T05:28:15</dc:date>
    <dc:creator>Petr Chmelař</dc:creator>
    <meta:editing-duration>PT00H07M11S</meta:editing-duration>
    <meta:editing-cycles>1</meta:editing-cycles>
    <meta:document-statistic meta:table-count="3" meta:cell-count="92" meta:object-count="2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27cm" svg:height="9.242cm" xlink:href=".." chart:class="chart:scatter" chart:style-name="ch1">
        <chart:legend chart:legend-position="end" svg:x="18.385cm" svg:y="4.152cm" chart:style-name="ch2"/>
        <chart:plot-area chart:style-name="ch3" table:cell-range-address="List1.B3:List1.C25" svg:x="0.47cm" svg:y="0.184cm" svg:width="17.446cm" svg:height="8.6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C3:List1.C25" chart:class="chart:scatter">
            <chart:domain table:cell-range-address="List1.B3:List1.B25"/>
            <chart:regression-curve chart:style-name="ch7">
              <chart:equation/>
            </chart:regression-curve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Slou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2">
                <text:p text:id="List1.B3:List1.B25">58.2</text:p>
              </table:table-cell>
              <table:table-cell office:value-type="float" office:value="333.4">
                <text:p text:id="List1.C3:List1.C25">333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8">
                <text:p>62.8</text:p>
              </table:table-cell>
              <table:table-cell office:value-type="float" office:value="343.2">
                <text:p>34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2">
                <text:p>99.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.2">
                <text:p>104.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.4">
                <text:p>110.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4">
                <text:p>114.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.8">
                <text:p>120.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6">
                <text:p>115.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2">
                <text:p>109.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.4">
                <text:p>101.4</text:p>
              </table:table-cell>
              <table:table-cell office:value-type="float" office:value="401.8">
                <text:p>40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.2">
                <text:p>97.2</text:p>
              </table:table-cell>
              <table:table-cell office:value-type="float" office:value="400.6">
                <text:p>40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">
                <text:p>11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407.8">
                <text:p>40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">
                <text:p>119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">
                <text:p>119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.2">
                <text:p>119.2</text:p>
              </table:table-cell>
              <table:table-cell office:value-type="float" office:value="407.8">
                <text:p>40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.6">
                <text:p>126.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.8">
                <text:p>118.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8">
                <text:p>112.8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410.4">
                <text:p>41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99cm" svg:height="7cm" xlink:href=".." chart:class="chart:scatter" chart:style-name="ch1">
        <chart:legend chart:legend-position="end" svg:x="17.307cm" svg:y="3.031cm" chart:style-name="ch2"/>
        <chart:plot-area chart:style-name="ch3" table:cell-range-address="List1.D3:List1.E25" svg:x="0.447cm" svg:y="0.14cm" svg:width="16.414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E3:List1.E25" chart:class="chart:scatter">
            <chart:domain table:cell-range-address="List1.D3:List1.D25"/>
            <chart:regression-curve chart:style-name="ch7">
              <chart:equation svg:x="2.22cm" svg:y="3.988cm"/>
            </chart:regression-curve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D</text:p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2">
                <text:p text:id="List1.D3:List1.D25">99.2</text:p>
              </table:table-cell>
              <table:table-cell office:value-type="float" office:value="141.6">
                <text:p text:id="List1.E3:List1.E25">141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6">
                <text:p>92.6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6">
                <text:p>89.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.8">
                <text:p>84.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2">
                <text:p>87.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.6">
                <text:p>101.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8">
                <text:p>107.8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.2">
                <text:p>110.2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">
                <text:p>74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4">
                <text:p>73.4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8">
                <text:p>73.8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.6">
                <text:p>74.6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.4">
                <text:p>121.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">
                <text:p>123.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.2">
                <text:p>128.2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.4">
                <text:p>133.4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.2">
                <text:p>131.2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